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a3ff80" officeooo:paragraph-rsid="00a3ff80"/>
    </style:style>
    <style:style style:name="P2" style:family="paragraph" style:parent-style-name="Standard">
      <style:paragraph-properties fo:text-align="end" style:justify-single-word="false" style:writing-mode="rl-tb"/>
      <style:text-properties fo:color="#ff0000" loext:opacity="100%" style:font-name="Arial" fo:font-size="18pt" officeooo:rsid="004834dc" officeooo:paragraph-rsid="00c2d6a4" fo:background-color="transparent" style:font-name-asian="Scheherazade" style:font-size-asian="18pt" style:font-name-complex="Awami Nastaliq OT" style:font-size-complex="18pt" style:language-complex="ur" style:country-complex="PK"/>
    </style:style>
    <style:style style:name="P3" style:family="paragraph" style:parent-style-name="Standard">
      <style:text-properties officeooo:rsid="00028948" officeooo:paragraph-rsid="00a3ff80"/>
    </style:style>
    <style:style style:name="P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8b102" officeooo:paragraph-rsid="0028b102" fo:background-color="transparent" style:font-size-asian="18pt" style:font-name-complex="Awami Nastaliq OT" style:font-size-complex="18pt" style:language-complex="ur" style:country-complex="PK"/>
    </style:style>
    <style:style style:name="P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4cd45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800080" loext:opacity="100%" style:font-name="Awami Nastaliq OT" fo:font-size="18pt" officeooo:rsid="0038172d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27011c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8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3c3dfe" fo:background-color="transparent" style:font-size-asian="18pt" style:font-name-complex="Awami Nastaliq OT" style:font-size-complex="18pt" style:language-complex="fa" style:country-complex="IR"/>
    </style:style>
    <style:style style:name="P9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0d1a2b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10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d70fd" officeooo:paragraph-rsid="003d70fd" fo:background-color="transparent" style:font-size-asian="18pt" style:font-name-complex="Awami Nastaliq OT" style:font-size-complex="18pt" style:language-complex="fa" style:country-complex="IR"/>
    </style:style>
    <style:style style:name="P1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503d4a" fo:background-color="transparent" style:font-size-asian="18pt" style:font-name-complex="Awami Nastaliq OT" style:font-size-complex="18pt" style:language-complex="fa" style:country-complex="IR"/>
    </style:style>
    <style:style style:name="P1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41329b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1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287a7" fo:background-color="transparent" style:font-size-asian="18pt" style:font-name-complex="Awami Nastaliq OT" style:font-size-complex="18pt" style:language-complex="fa" style:country-complex="IR"/>
    </style:style>
    <style:style style:name="P14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4d3dd" fo:background-color="transparent" style:font-size-asian="18pt" style:font-name-complex="Awami Nastaliq OT" style:font-size-complex="18pt" style:language-complex="fa" style:country-complex="IR"/>
    </style:style>
    <style:style style:name="P1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1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1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16f51c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1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6a8aa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1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26a8aa" fo:background-color="transparent" style:font-size-asian="18pt" style:font-name-complex="Awami Nastaliq OT" style:font-size-complex="18pt" style:language-complex="ur" style:country-complex="PK"/>
    </style:style>
    <style:style style:name="P2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97a9e8" fo:background-color="transparent" style:font-size-asian="18pt" style:font-name-complex="Awami Nastaliq OT" style:font-size-complex="18pt"/>
    </style:style>
    <style:style style:name="P2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2c80e9" fo:background-color="transparent" style:font-size-asian="18pt" style:font-name-complex="Awami Nastaliq OT" style:font-size-complex="18pt" style:language-complex="fa" style:country-complex="IR"/>
    </style:style>
    <style:style style:name="P2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99175a" officeooo:paragraph-rsid="0099175a" fo:background-color="transparent" style:font-size-asian="18pt" style:font-name-complex="Awami Nastaliq OT" style:font-size-complex="18pt" style:language-complex="fa" style:country-complex="IR"/>
    </style:style>
    <style:style style:name="P2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28b102" officeooo:paragraph-rsid="0028b102" fo:background-color="transparent" style:font-size-asian="14pt" style:font-name-complex="Awami Nastaliq OT" style:font-size-complex="14pt"/>
    </style:style>
    <style:style style:name="P2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22ec8" officeooo:paragraph-rsid="00422ec8" fo:background-color="transparent" style:font-size-asian="18pt" style:font-name-complex="Awami Nastaliq OT" style:font-size-complex="18pt" style:language-complex="fa" style:country-complex="IR"/>
    </style:style>
    <style:style style:name="P2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2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62fb00" fo:background-color="transparent" style:font-size-asian="18pt" style:font-name-complex="Awami Nastaliq OT" style:font-size-complex="18pt" style:language-complex="fa" style:country-complex="IR"/>
    </style:style>
    <style:style style:name="P2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215df3" officeooo:paragraph-rsid="0030f2b7" fo:background-color="transparent" style:font-size-asian="18pt" style:font-name-complex="Awami Nastaliq OT" style:font-size-complex="18pt" style:language-complex="fa" style:country-complex="IR"/>
    </style:style>
    <style:style style:name="P2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b8ee55" fo:background-color="transparent" style:font-size-asian="18pt" style:font-name-complex="Awami Nastaliq OT" style:font-size-complex="18pt" style:language-complex="fa" style:country-complex="IR"/>
    </style:style>
    <style:style style:name="P2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742c7" fo:background-color="transparent" style:font-size-asian="18pt" style:font-name-complex="Awami Nastaliq OT" style:font-size-complex="18pt" style:language-complex="fa" style:country-complex="IR"/>
    </style:style>
    <style:style style:name="P3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578222" fo:background-color="transparent" style:font-size-asian="18pt" style:font-name-complex="Awami Nastaliq OT" style:font-size-complex="18pt" style:language-complex="ur" style:country-complex="PK"/>
    </style:style>
    <style:style style:name="P3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3daa9b" fo:background-color="transparent" style:font-size-asian="18pt" style:font-name-complex="Awami Nastaliq OT" style:font-size-complex="18pt" style:language-complex="ur" style:country-complex="PK"/>
    </style:style>
    <style:style style:name="P3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13e1f2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3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3ee9ef" fo:background-color="transparent" style:font-size-asian="18pt" style:font-name-complex="Awami Nastaliq OT" style:font-size-complex="18pt" style:language-complex="ur" style:country-complex="PK"/>
    </style:style>
    <style:style style:name="P3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d6a74" fo:background-color="transparent" style:font-size-asian="18pt" style:font-name-complex="Awami Nastaliq OT" style:font-size-complex="18pt"/>
    </style:style>
    <style:style style:name="P3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3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" fo:font-size="18pt" officeooo:rsid="0019a688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3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432013" fo:background-color="transparent" style:font-size-asian="14pt" style:font-name-complex="Awami Nastaliq OT" style:font-size-complex="14pt"/>
    </style:style>
    <style:style style:name="P3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32013" fo:background-color="transparent" style:font-size-asian="18pt" style:font-name-complex="Awami Nastaliq OT" style:font-size-complex="18pt" style:language-complex="fa" style:country-complex="IR"/>
    </style:style>
    <style:style style:name="P3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4ae51" officeooo:paragraph-rsid="0044ae51" fo:background-color="transparent" style:font-size-asian="18pt" style:font-name-complex="Awami Nastaliq OT" style:font-size-complex="18pt" style:language-complex="fa" style:country-complex="IR"/>
    </style:style>
    <style:style style:name="P4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4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4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5f0b0f" fo:background-color="transparent" style:font-size-asian="18pt" style:font-name-complex="Awami Nastaliq OT" style:font-size-complex="18pt" style:language-complex="fa" style:country-complex="IR"/>
    </style:style>
    <style:style style:name="P4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6ddd4" fo:background-color="transparent" style:font-size-asian="18pt" style:font-name-complex="Awami Nastaliq OT" style:font-size-complex="18pt" style:language-complex="fa" style:country-complex="IR"/>
    </style:style>
    <style:style style:name="P4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8337f" fo:background-color="transparent" style:font-size-asian="18pt" style:font-name-complex="Awami Nastaliq OT" style:font-size-complex="18pt" style:language-complex="fa" style:country-complex="IR"/>
    </style:style>
    <style:style style:name="P4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95dcb" fo:background-color="transparent" style:font-size-asian="18pt" style:font-name-complex="Awami Nastaliq OT" style:font-size-complex="18pt" style:language-complex="fa" style:country-complex="IR"/>
    </style:style>
    <style:style style:name="P4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a6e1f" fo:background-color="transparent" style:font-size-asian="18pt" style:font-name-complex="Awami Nastaliq OT" style:font-size-complex="18pt" style:language-complex="fa" style:country-complex="IR"/>
    </style:style>
    <style:style style:name="P4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a72bd" fo:background-color="transparent" style:font-size-asian="18pt" style:font-name-complex="Awami Nastaliq OT" style:font-size-complex="18pt" style:language-complex="fa" style:country-complex="IR"/>
    </style:style>
    <style:style style:name="P4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4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5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b4370e" officeooo:paragraph-rsid="00b4370e" fo:background-color="transparent" style:font-size-asian="14pt" style:font-name-complex="Awami Nastaliq OT" style:font-size-complex="14pt"/>
    </style:style>
    <style:style style:name="P5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5649e1" officeooo:paragraph-rsid="005649e1" fo:background-color="transparent" style:font-size-asian="14pt" style:font-name-complex="Awami Nastaliq OT" style:font-size-complex="14pt"/>
    </style:style>
    <style:style style:name="P5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5649e1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5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5649e1" fo:background-color="transparent" style:font-size-asian="14pt" style:font-name-complex="Awami Nastaliq OT" style:font-size-complex="14pt"/>
    </style:style>
    <style:style style:name="P56" style:family="paragraph" style:parent-style-name="Standard">
      <style:paragraph-properties fo:margin-top="0.1in" fo:margin-bottom="0in" style:contextual-spacing="false"/>
      <style:text-properties officeooo:rsid="00028948" officeooo:paragraph-rsid="00192a9c"/>
    </style:style>
    <style:style style:name="P5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b402ba" style:font-size-asian="18pt" style:font-name-complex="Awami Nastaliq OT" style:font-size-complex="18pt"/>
    </style:style>
    <style:style style:name="P58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ba4ec5" officeooo:paragraph-rsid="00ba4ec5" fo:background-color="transparent" style:font-size-asian="18pt" style:font-name-complex="Awami Nastaliq OT" style:font-size-complex="18pt" style:language-complex="ar" style:country-complex="BH"/>
    </style:style>
    <style:style style:name="P5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" fo:font-size="18pt" officeooo:rsid="000ada2e" officeooo:paragraph-rsid="000ada2e" fo:background-color="transparent" style:font-size-asian="18pt" style:font-name-complex="Awami Nastaliq OT" style:font-size-complex="18pt"/>
    </style:style>
    <style:style style:name="P60" style:family="paragraph" style:parent-style-name="Standard">
      <style:paragraph-properties fo:line-height="100%" fo:text-align="end" style:justify-single-word="false" style:writing-mode="rl-tb"/>
      <style:text-properties style:font-name="Awami Nastaliq OT" fo:font-size="18pt" officeooo:rsid="00116c25" officeooo:paragraph-rsid="000cf6c6" style:font-size-asian="18pt" style:font-name-complex="Awami Nastaliq OT" style:font-size-complex="18pt"/>
    </style:style>
    <style:style style:name="P61" style:family="paragraph" style:parent-style-name="Standard">
      <style:paragraph-properties fo:line-height="100%" fo:text-align="end" style:justify-single-word="false" style:writing-mode="rl-tb"/>
      <style:text-properties style:font-name="Awami Nastaliq OT" fo:font-size="18pt" officeooo:rsid="00b4370e" officeooo:paragraph-rsid="00b54949" style:font-size-asian="18pt" style:font-name-complex="Awami Nastaliq OT" style:font-size-complex="18pt"/>
    </style:style>
    <style:style style:name="P62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755f12" fo:background-color="transparent" style:font-size-asian="18pt" style:font-name-complex="Awami Nastaliq OT" style:font-size-complex="18pt" style:language-complex="ar" style:country-complex="BH"/>
    </style:style>
    <style:style style:name="P63" style:family="paragraph" style:parent-style-name="Folk_20_Story_20_Body" style:list-style-name="L1">
      <style:paragraph-properties fo:margin-top="0.1201in" fo:margin-bottom="0in" style:contextual-spacing="false" fo:line-height="115%"/>
      <style:text-properties officeooo:paragraph-rsid="007a5c70"/>
    </style:style>
    <style:style style:name="P64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6f993f" fo:background-color="transparent" style:font-size-asian="18pt" style:font-name-complex="Awami Nastaliq OT" style:font-size-complex="18pt" style:language-complex="ar" style:country-complex="BH"/>
    </style:style>
    <style:style style:name="P65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75696" fo:background-color="transparent" style:font-size-asian="18pt" style:font-name-complex="Awami Nastaliq OT" style:font-size-complex="18pt" style:language-complex="ar" style:country-complex="BH"/>
    </style:style>
    <style:style style:name="P66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7872b0" fo:background-color="transparent" style:font-size-asian="18pt" style:font-name-complex="Awami Nastaliq OT" style:font-size-complex="18pt" style:language-complex="ar" style:country-complex="BH"/>
    </style:style>
    <style:style style:name="P67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872b0" fo:background-color="transparent" style:font-size-asian="18pt" style:font-name-complex="Awami Nastaliq OT" style:font-size-complex="18pt" style:language-complex="ar" style:country-complex="BH"/>
    </style:style>
    <style:style style:name="P68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91e1d7" officeooo:paragraph-rsid="0091e1d7" fo:background-color="transparent" style:font-size-asian="18pt" style:font-name-complex="Awami Nastaliq OT" style:font-size-complex="18pt" style:language-complex="ar" style:country-complex="BH"/>
    </style:style>
    <style:style style:name="P69" style:family="paragraph" style:parent-style-name="Folk_20_Story_20_Body">
      <style:paragraph-properties fo:margin-top="0.1201in" fo:margin-bottom="0in" style:contextual-spacing="false" fo:line-height="115%"/>
      <style:text-properties fo:color="#800080" loext:opacity="100%" style:font-name="Awami Nastaliq" fo:font-size="18pt" officeooo:rsid="007e4f8e" officeooo:paragraph-rsid="0091e1d7" fo:background-color="transparent" style:font-size-asian="18pt" style:font-name-complex="Awami Nastaliq OT" style:font-size-complex="18pt" style:language-complex="ar" style:country-complex="BH"/>
    </style:style>
    <style:style style:name="P70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7a8485" officeooo:paragraph-rsid="00872af0" fo:background-color="transparent" style:font-size-asian="18pt" style:font-name-complex="Awami Nastaliq OT" style:font-size-complex="18pt" style:language-complex="ar" style:country-complex="BH"/>
    </style:style>
    <style:style style:name="P71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a8485" officeooo:paragraph-rsid="007a8485" fo:background-color="transparent" style:font-size-asian="18pt" style:font-name-complex="Awami Nastaliq OT" style:font-size-complex="18pt" style:language-complex="ar" style:country-complex="BH"/>
    </style:style>
    <style:style style:name="P72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80143d" officeooo:paragraph-rsid="0080143d" fo:background-color="transparent" style:font-size-asian="18pt" style:font-name-complex="Awami Nastaliq OT" style:font-size-complex="18pt" style:language-complex="ar" style:country-complex="BH"/>
    </style:style>
    <style:style style:name="P73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817d74" fo:background-color="transparent" style:font-size-asian="18pt" style:font-name-complex="Awami Nastaliq OT" style:font-size-complex="18pt" style:language-complex="ar" style:country-complex="BH"/>
    </style:style>
    <style:style style:name="P74" style:family="paragraph" style:parent-style-name="Folk_20_Story_20_Body">
      <style:paragraph-properties fo:margin-top="0.1201in" fo:margin-bottom="0in" style:contextual-spacing="false" fo:line-height="115%"/>
      <style:text-properties style:font-name="Awami Nastaliq" fo:font-size="18pt" officeooo:rsid="007e4f8e" officeooo:paragraph-rsid="00b54949" style:font-size-asian="18pt" style:font-name-complex="Awami Nastaliq OT" style:font-size-complex="18pt"/>
    </style:style>
    <style:style style:name="P75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b54949" style:font-size-asian="18pt" style:font-name-complex="Awami Nastaliq OT" style:font-size-complex="18pt"/>
    </style:style>
    <style:style style:name="P76" style:family="paragraph" style:parent-style-name="Folk_20_Story_20_Body">
      <style:paragraph-properties fo:margin-top="0.1201in" fo:margin-bottom="0in" style:contextual-spacing="false" fo:line-height="115%"/>
      <style:text-properties style:font-name="Awami Nastaliq OT" fo:font-size="18pt" officeooo:rsid="00b57368" officeooo:paragraph-rsid="00b57368" style:font-size-asian="18pt" style:font-name-complex="Awami Nastaliq OT" style:font-size-complex="18pt"/>
    </style:style>
    <style:style style:name="P77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ac7bbd" officeooo:paragraph-rsid="00ac7bbd" fo:background-color="transparent" style:font-size-asian="18pt" style:font-name-complex="Awami Nastaliq OT" style:font-size-complex="18pt" style:language-complex="ar" style:country-complex="BH"/>
    </style:style>
    <style:style style:name="P78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bb9db5" fo:background-color="transparent" style:font-size-asian="18pt" style:font-name-complex="Awami Nastaliq OT" style:font-size-complex="18pt" style:language-complex="ar" style:country-complex="BH"/>
    </style:style>
    <style:style style:name="P79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aeffeb" officeooo:paragraph-rsid="00aeffeb" fo:background-color="transparent" style:font-size-asian="18pt" style:font-name-complex="Awami Nastaliq OT" style:font-size-complex="18pt" style:language-complex="ar" style:country-complex="BH"/>
    </style:style>
    <style:style style:name="P80" style:family="paragraph" style:parent-style-name="Standard">
      <style:paragraph-properties fo:text-align="end" style:justify-single-word="false" style:writing-mode="rl-tb"/>
      <style:text-properties fo:color="#ff0000" loext:opacity="100%" style:font-name="Awami Nastaliq OT" fo:font-size="18pt" officeooo:rsid="0049d63b" officeooo:paragraph-rsid="00b57368" fo:background-color="transparent" style:font-name-asian="Scheherazade" style:font-size-asian="18pt" style:font-name-complex="Awami Nastaliq OT" style:font-size-complex="18pt" style:language-complex="fa" style:country-complex="IR"/>
    </style:style>
    <style:style style:name="T1" style:family="text">
      <style:text-properties style:font-name="Awami Nastaliq" officeooo:rsid="0049c41f" style:language-complex="fa" style:country-complex="IR"/>
    </style:style>
    <style:style style:name="T2" style:family="text">
      <style:text-properties fo:color="#800080" loext:opacity="100%" officeooo:rsid="00b28706"/>
    </style:style>
    <style:style style:name="T3" style:family="text">
      <style:text-properties style:use-window-font-color="true" loext:opacity="0%" officeooo:rsid="00b28706"/>
    </style:style>
    <style:style style:name="T4" style:family="text">
      <style:text-properties officeooo:rsid="00b28706"/>
    </style:style>
    <style:style style:name="T5" style:family="text">
      <style:text-properties fo:font-weight="normal" officeooo:rsid="00b28706" style:font-weight-asian="normal" style:font-weight-complex="normal"/>
    </style:style>
    <style:style style:name="T6" style:family="text">
      <style:text-properties style:font-name="Awami Nastaliq OT" fo:font-weight="normal" officeooo:rsid="00024582" style:font-weight-asian="normal" style:font-weight-complex="normal"/>
    </style:style>
    <style:style style:name="T7" style:family="text">
      <style:text-properties officeooo:rsid="000ada2e"/>
    </style:style>
    <style:style style:name="T8" style:family="text">
      <style:text-properties officeooo:rsid="00192a9c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ff0000" loext:opacity="100%" officeooo:rsid="000d1a2b" style:language-complex="fa" style:country-complex="IR"/>
    </style:style>
    <style:style style:name="T11" style:family="text">
      <style:text-properties officeooo:rsid="0038172d"/>
    </style:style>
    <style:style style:name="T12" style:family="text">
      <style:text-properties officeooo:rsid="003906fa"/>
    </style:style>
    <style:style style:name="T13" style:family="text">
      <style:text-properties fo:color="#158466" loext:opacity="100%"/>
    </style:style>
    <style:style style:name="T14" style:family="text">
      <style:text-properties fo:color="#158466" loext:opacity="100%" officeooo:rsid="00192a9c"/>
    </style:style>
    <style:style style:name="T15" style:family="text">
      <style:text-properties fo:color="#158466" loext:opacity="100%" officeooo:rsid="0038172d"/>
    </style:style>
    <style:style style:name="T16" style:family="text">
      <style:text-properties fo:color="#158466" loext:opacity="100%" officeooo:rsid="003906fa"/>
    </style:style>
    <style:style style:name="T17" style:family="text">
      <style:text-properties fo:color="#158466" loext:opacity="100%" style:font-name="Awami Nastaliq" officeooo:rsid="001d5876"/>
    </style:style>
    <style:style style:name="T18" style:family="text">
      <style:text-properties fo:color="#158466" loext:opacity="100%" officeooo:rsid="0027011c"/>
    </style:style>
    <style:style style:name="T19" style:family="text">
      <style:text-properties fo:color="#000000" loext:opacity="100%"/>
    </style:style>
    <style:style style:name="T20" style:family="text">
      <style:text-properties fo:color="#000000" loext:opacity="100%" officeooo:rsid="006df407"/>
    </style:style>
    <style:style style:name="T21" style:family="text">
      <style:text-properties officeooo:rsid="006f53a3"/>
    </style:style>
    <style:style style:name="T22" style:family="text">
      <style:text-properties officeooo:rsid="0022f82b"/>
    </style:style>
    <style:style style:name="T23" style:family="text">
      <style:text-properties fo:color="#000000" loext:opacity="100%" officeooo:rsid="00192a9c"/>
    </style:style>
    <style:style style:name="T24" style:family="text">
      <style:text-properties officeooo:rsid="003b0458"/>
    </style:style>
    <style:style style:name="T25" style:family="text">
      <style:text-properties fo:color="#158466" loext:opacity="100%" officeooo:rsid="00a24640"/>
    </style:style>
    <style:style style:name="T26" style:family="text">
      <style:text-properties fo:color="#158466" loext:opacity="100%" officeooo:rsid="00a1a66f"/>
    </style:style>
    <style:style style:name="T27" style:family="text">
      <style:text-properties fo:color="#158466" loext:opacity="100%" officeooo:rsid="0022f82b"/>
    </style:style>
    <style:style style:name="T28" style:family="text">
      <style:text-properties fo:color="#158466" loext:opacity="100%" officeooo:rsid="00503d4a"/>
    </style:style>
    <style:style style:name="T29" style:family="text">
      <style:text-properties fo:color="#158466" loext:opacity="100%" officeooo:rsid="004ad37b"/>
    </style:style>
    <style:style style:name="T30" style:family="text">
      <style:text-properties fo:color="#000000" loext:opacity="100%" officeooo:rsid="002287a7"/>
    </style:style>
    <style:style style:name="T31" style:family="text">
      <style:text-properties fo:color="#158466" loext:opacity="100%" officeooo:rsid="002287a7"/>
    </style:style>
    <style:style style:name="T32" style:family="text">
      <style:text-properties fo:color="#000000" loext:opacity="100%" officeooo:rsid="0022f82b"/>
    </style:style>
    <style:style style:name="T33" style:family="text">
      <style:text-properties fo:color="#000000" loext:opacity="100%" officeooo:rsid="0024d3dd"/>
    </style:style>
    <style:style style:name="T34" style:family="text">
      <style:text-properties fo:color="#000000" loext:opacity="100%" officeooo:rsid="00263d78"/>
    </style:style>
    <style:style style:name="T35" style:family="text">
      <style:text-properties fo:color="#000000" loext:opacity="100%" officeooo:rsid="00239680"/>
    </style:style>
    <style:style style:name="T36" style:family="text">
      <style:text-properties fo:color="#000000" loext:opacity="100%" officeooo:rsid="00244d44"/>
    </style:style>
    <style:style style:name="T37" style:family="text">
      <style:text-properties officeooo:rsid="00239680"/>
    </style:style>
    <style:style style:name="T38" style:family="text">
      <style:text-properties fo:color="#158466" loext:opacity="100%" officeooo:rsid="00244d44"/>
    </style:style>
    <style:style style:name="T39" style:family="text">
      <style:text-properties fo:color="#158466" loext:opacity="100%" officeooo:rsid="00239680"/>
    </style:style>
    <style:style style:name="T40" style:family="text">
      <style:text-properties fo:color="#158466" loext:opacity="100%" officeooo:rsid="004e8644"/>
    </style:style>
    <style:style style:name="T41" style:family="text">
      <style:text-properties fo:color="#000000" loext:opacity="100%" officeooo:rsid="00158430"/>
    </style:style>
    <style:style style:name="T42" style:family="text">
      <style:text-properties style:font-name="Awami Nastaliq" officeooo:rsid="001d5876" style:language-complex="fa" style:country-complex="IR"/>
    </style:style>
    <style:style style:name="T43" style:family="text">
      <style:text-properties fo:color="#158466" loext:opacity="100%" officeooo:rsid="0017f981"/>
    </style:style>
    <style:style style:name="T44" style:family="text">
      <style:text-properties fo:color="#158466" loext:opacity="100%" style:font-name="Awami Nastaliq" officeooo:rsid="001d5876" style:language-complex="fa" style:country-complex="IR"/>
    </style:style>
    <style:style style:name="T45" style:family="text">
      <style:text-properties fo:color="#158466" loext:opacity="100%" officeooo:rsid="005a61af"/>
    </style:style>
    <style:style style:name="T46" style:family="text">
      <style:text-properties officeooo:rsid="0042385f"/>
    </style:style>
    <style:style style:name="T47" style:family="text">
      <style:text-properties officeooo:rsid="003daa9b"/>
    </style:style>
    <style:style style:name="T48" style:family="text">
      <style:text-properties fo:color="#158466" loext:opacity="100%" officeooo:rsid="0016f51c"/>
    </style:style>
    <style:style style:name="T49" style:family="text">
      <style:text-properties fo:color="#158466" loext:opacity="100%" officeooo:rsid="00527ef2"/>
    </style:style>
    <style:style style:name="T50" style:family="text">
      <style:text-properties style:font-name="Awami Nastaliq OT" officeooo:rsid="001196f7"/>
    </style:style>
    <style:style style:name="T51" style:family="text">
      <style:text-properties style:font-name="Awami Nastaliq OT"/>
    </style:style>
    <style:style style:name="T52" style:family="text">
      <style:text-properties style:font-name="Awami Nastaliq OT" officeooo:rsid="005a61af"/>
    </style:style>
    <style:style style:name="T53" style:family="text">
      <style:text-properties fo:color="#800080" loext:opacity="100%" style:font-name="Awami Nastaliq OT"/>
    </style:style>
    <style:style style:name="T54" style:family="text">
      <style:text-properties style:font-name="Awami Nastaliq OT" officeooo:rsid="0097a9e8"/>
    </style:style>
    <style:style style:name="T55" style:family="text">
      <style:text-properties style:font-name="Awami Nastaliq OT" officeooo:rsid="00546f4e"/>
    </style:style>
    <style:style style:name="T56" style:family="text">
      <style:text-properties style:font-name="Awami Nastaliq OT" officeooo:rsid="0020cb07"/>
    </style:style>
    <style:style style:name="T57" style:family="text">
      <style:text-properties style:font-name="Awami Nastaliq OT" officeooo:rsid="0066d7ec"/>
    </style:style>
    <style:style style:name="T58" style:family="text">
      <style:text-properties style:font-name="Awami Nastaliq OT" style:language-complex="ar" style:country-complex="BH"/>
    </style:style>
    <style:style style:name="T59" style:family="text">
      <style:text-properties fo:color="#bf0041" loext:opacity="100%" style:font-name="Awami Nastaliq OT"/>
    </style:style>
    <style:style style:name="T60" style:family="text">
      <style:text-properties fo:color="#bf0041" loext:opacity="100%" style:font-name="Awami Nastaliq OT" officeooo:rsid="0095f012"/>
    </style:style>
    <style:style style:name="T61" style:family="text">
      <style:text-properties officeooo:rsid="00187cac"/>
    </style:style>
    <style:style style:name="T62" style:family="text">
      <style:text-properties officeooo:rsid="0019a688"/>
    </style:style>
    <style:style style:name="T63" style:family="text">
      <style:text-properties style:font-name="Awami Nastaliq" officeooo:rsid="001d5876"/>
    </style:style>
    <style:style style:name="T64" style:family="text">
      <style:text-properties officeooo:rsid="0027011c"/>
    </style:style>
    <style:style style:name="T65" style:family="text">
      <style:text-properties fo:color="#ff0000" loext:opacity="100%" officeooo:rsid="0019a688"/>
    </style:style>
    <style:style style:name="T66" style:family="text">
      <style:text-properties officeooo:rsid="000fad75"/>
    </style:style>
    <style:style style:name="T67" style:family="text">
      <style:text-properties officeooo:rsid="0013e1f2"/>
    </style:style>
    <style:style style:name="T68" style:family="text">
      <style:text-properties officeooo:rsid="001196f7"/>
    </style:style>
    <style:style style:name="T69" style:family="text">
      <style:text-properties officeooo:rsid="0037b414"/>
    </style:style>
    <style:style style:name="T70" style:family="text">
      <style:text-properties officeooo:rsid="0028e373"/>
    </style:style>
    <style:style style:name="T71" style:family="text">
      <style:text-properties fo:color="#000000" loext:opacity="100%" style:font-name="Awami Nastaliq OT" officeooo:rsid="00192a9c"/>
    </style:style>
    <style:style style:name="T72" style:family="text">
      <style:text-properties fo:color="#000000" loext:opacity="100%" style:font-name="Awami Nastaliq OT" officeooo:rsid="0028e373"/>
    </style:style>
    <style:style style:name="T73" style:family="text">
      <style:text-properties fo:color="#000000" loext:opacity="100%" style:font-name="Awami Nastaliq OT" officeooo:rsid="0042385f"/>
    </style:style>
    <style:style style:name="T74" style:family="text">
      <style:text-properties fo:color="#ff0000" loext:opacity="100%" style:font-name="Awami Nastaliq OT" officeooo:rsid="00192a9c"/>
    </style:style>
    <style:style style:name="T75" style:family="text">
      <style:text-properties fo:color="#000000" loext:opacity="100%" style:font-name="Awami Nastaliq OT" officeooo:rsid="002adaa4"/>
    </style:style>
    <style:style style:name="T76" style:family="text">
      <style:text-properties style:font-name="Awami Nastaliq OT" officeooo:rsid="00192a9c"/>
    </style:style>
    <style:style style:name="T77" style:family="text">
      <style:text-properties style:font-name="Awami Nastaliq OT" officeooo:rsid="0028e373"/>
    </style:style>
    <style:style style:name="T78" style:family="text">
      <style:text-properties officeooo:rsid="001d5876"/>
    </style:style>
    <style:style style:name="T79" style:family="text">
      <style:text-properties style:font-name="Awami Nastaliq OT" officeooo:rsid="0027011c"/>
    </style:style>
    <style:style style:name="T80" style:family="text">
      <style:text-properties fo:color="#000000" loext:opacity="100%" officeooo:rsid="00187cac"/>
    </style:style>
    <style:style style:name="T81" style:family="text">
      <style:text-properties fo:color="#000000" loext:opacity="100%" style:font-name="Awami Nastaliq" officeooo:rsid="005be423"/>
    </style:style>
    <style:style style:name="T82" style:family="text">
      <style:text-properties fo:color="#ff0000" loext:opacity="100%" officeooo:rsid="00187cac"/>
    </style:style>
    <style:style style:name="T83" style:family="text">
      <style:text-properties style:font-name="Awami Nastaliq" officeooo:rsid="00192a9c"/>
    </style:style>
    <style:style style:name="T84" style:family="text">
      <style:text-properties style:font-name="Awami Nastaliq" officeooo:rsid="005f0b0f"/>
    </style:style>
    <style:style style:name="T85" style:family="text">
      <style:text-properties style:font-name="Awami Nastaliq" officeooo:rsid="005be423"/>
    </style:style>
    <style:style style:name="T86" style:family="text">
      <style:text-properties style:font-name="Awami Nastaliq" officeooo:rsid="0066d7ec"/>
    </style:style>
    <style:style style:name="T87" style:family="text">
      <style:text-properties style:font-name="Awami Nastaliq" officeooo:rsid="0062fb00"/>
    </style:style>
    <style:style style:name="T88" style:family="text">
      <style:text-properties officeooo:rsid="0064a1ca"/>
    </style:style>
    <style:style style:name="T89" style:family="text">
      <style:text-properties officeooo:rsid="002adaa4"/>
    </style:style>
    <style:style style:name="T90" style:family="text">
      <style:text-properties officeooo:rsid="002287a7"/>
    </style:style>
    <style:style style:name="T91" style:family="text">
      <style:text-properties fo:color="#000000" loext:opacity="100%" style:font-name="Awami Nastaliq OT" officeooo:rsid="0022f82b"/>
    </style:style>
    <style:style style:name="T92" style:family="text">
      <style:text-properties fo:color="#000000" loext:opacity="100%" style:font-name="Awami Nastaliq OT" officeooo:rsid="0024d3dd"/>
    </style:style>
    <style:style style:name="T93" style:family="text">
      <style:text-properties fo:color="#000000" loext:opacity="100%" style:font-name="Awami Nastaliq OT" officeooo:rsid="00329c57"/>
    </style:style>
    <style:style style:name="T94" style:family="text">
      <style:text-properties style:font-name="Awami Nastaliq OT" officeooo:rsid="0024d3dd"/>
    </style:style>
    <style:style style:name="T95" style:family="text">
      <style:text-properties style:font-name="Awami Nastaliq OT" officeooo:rsid="00329c57"/>
    </style:style>
    <style:style style:name="T96" style:family="text">
      <style:text-properties style:font-name="Awami Nastaliq OT" officeooo:rsid="0022f82b"/>
    </style:style>
    <style:style style:name="T97" style:family="text">
      <style:text-properties style:use-window-font-color="true" loext:opacity="0%" style:font-name="Awami Nastaliq OT" officeooo:rsid="0024d3dd"/>
    </style:style>
    <style:style style:name="T98" style:family="text">
      <style:text-properties style:use-window-font-color="true" loext:opacity="0%" style:font-name="Awami Nastaliq OT" officeooo:rsid="002adaa4"/>
    </style:style>
    <style:style style:name="T99" style:family="text">
      <style:text-properties style:use-window-font-color="true" loext:opacity="0%" style:font-name="Awami Nastaliq OT" officeooo:rsid="00329c57"/>
    </style:style>
    <style:style style:name="T100" style:family="text">
      <style:text-properties style:use-window-font-color="true" loext:opacity="0%" style:font-name="Awami Nastaliq OT" officeooo:rsid="0027011c"/>
    </style:style>
    <style:style style:name="T101" style:family="text">
      <style:text-properties style:use-window-font-color="true" loext:opacity="0%" style:font-name="Awami Nastaliq OT" officeooo:rsid="0028e373"/>
    </style:style>
    <style:style style:name="T102" style:family="text">
      <style:text-properties style:font-name="Awami Nastaliq OT" officeooo:rsid="002adaa4"/>
    </style:style>
    <style:style style:name="T103" style:family="text">
      <style:text-properties style:font-name="Awami Nastaliq OT" officeooo:rsid="003352e6"/>
    </style:style>
    <style:style style:name="T104" style:family="text">
      <style:text-properties officeooo:rsid="00578222"/>
    </style:style>
    <style:style style:name="T105" style:family="text">
      <style:text-properties fo:color="#ff0000" loext:opacity="100%"/>
    </style:style>
    <style:style style:name="T106" style:family="text">
      <style:text-properties style:font-name="Awami Nastaliq" officeooo:rsid="00192a9c" style:language-complex="fa" style:country-complex="IR"/>
    </style:style>
    <style:style style:name="T107" style:family="text">
      <style:text-properties style:font-name="Awami Nastaliq" officeooo:rsid="001a84ce" style:language-complex="fa" style:country-complex="IR"/>
    </style:style>
    <style:style style:name="T108" style:family="text">
      <style:text-properties officeooo:rsid="009c9508"/>
    </style:style>
    <style:style style:name="T109" style:family="text">
      <style:text-properties style:font-name="Awami Nastaliq" officeooo:rsid="001f3af6" style:language-complex="fa" style:country-complex="IR"/>
    </style:style>
    <style:style style:name="T110" style:family="text">
      <style:text-properties officeooo:rsid="0026a8aa"/>
    </style:style>
    <style:style style:name="T111" style:family="text">
      <style:text-properties officeooo:rsid="0028e373" style:language-complex="fa" style:country-complex="IR"/>
    </style:style>
    <style:style style:name="T112" style:family="text">
      <style:text-properties fo:color="#000000" loext:opacity="100%" officeooo:rsid="003ee9ef"/>
    </style:style>
    <style:style style:name="T113" style:family="text">
      <style:text-properties officeooo:rsid="0016f51c"/>
    </style:style>
    <style:style style:name="T114" style:family="text">
      <style:text-properties fo:color="#158466" loext:opacity="100%" style:font-name="Awami Nastaliq" officeooo:rsid="00192a9c" style:language-complex="fa" style:country-complex="IR"/>
    </style:style>
    <style:style style:name="T115" style:family="text">
      <style:text-properties fo:color="#158466" loext:opacity="100%" style:font-name="Awami Nastaliq" officeooo:rsid="001a84ce" style:language-complex="fa" style:country-complex="IR"/>
    </style:style>
    <style:style style:name="T116" style:family="text">
      <style:text-properties fo:color="#158466" loext:opacity="100%" officeooo:rsid="0058ef85"/>
    </style:style>
    <style:style style:name="T117" style:family="text">
      <style:text-properties style:font-name="Awami Nastaliq OT" officeooo:rsid="003f3912"/>
    </style:style>
    <style:style style:name="T118" style:family="text">
      <style:text-properties officeooo:rsid="001d5876" style:language-complex="fa" style:country-complex="IR"/>
    </style:style>
    <style:style style:name="T119" style:family="text">
      <style:text-properties officeooo:rsid="00192a9c" style:language-complex="fa" style:country-complex="IR"/>
    </style:style>
    <style:style style:name="T120" style:family="text">
      <style:text-properties officeooo:rsid="001a84ce" style:language-complex="fa" style:country-complex="IR"/>
    </style:style>
    <style:style style:name="T121" style:family="text">
      <style:text-properties fo:color="#000000" loext:opacity="100%" officeooo:rsid="0041329b"/>
    </style:style>
    <style:style style:name="T122" style:family="text">
      <style:text-properties fo:color="#000000" loext:opacity="100%" officeooo:rsid="000fad75"/>
    </style:style>
    <style:style style:name="T123" style:family="text">
      <style:text-properties fo:color="#000000" loext:opacity="100%" style:font-name="Awami Nastaliq" officeooo:rsid="001a84ce"/>
    </style:style>
    <style:style style:name="T124" style:family="text">
      <style:text-properties fo:color="#000000" loext:opacity="100%" officeooo:rsid="0013e1f2"/>
    </style:style>
    <style:style style:name="T125" style:family="text">
      <style:text-properties fo:color="#158466" loext:opacity="100%" officeooo:rsid="001d5876"/>
    </style:style>
    <style:style style:name="T126" style:family="text">
      <style:text-properties fo:color="#158466" loext:opacity="100%" officeooo:rsid="002dd6b1"/>
    </style:style>
    <style:style style:name="T127" style:family="text">
      <style:text-properties fo:color="#158466" loext:opacity="100%" officeooo:rsid="001a84ce"/>
    </style:style>
    <style:style style:name="T128" style:family="text">
      <style:text-properties fo:color="#158466" loext:opacity="100%" officeooo:rsid="002ca182"/>
    </style:style>
    <style:style style:name="T129" style:family="text">
      <style:text-properties officeooo:rsid="0044ae51"/>
    </style:style>
    <style:style style:name="T130" style:family="text">
      <style:text-properties fo:color="#158466" loext:opacity="100%" officeooo:rsid="0044ae51"/>
    </style:style>
    <style:style style:name="T131" style:family="text">
      <style:text-properties fo:color="#158466" loext:opacity="100%" officeooo:rsid="005c09f4"/>
    </style:style>
    <style:style style:name="T132" style:family="text">
      <style:text-properties officeooo:rsid="005f0b0f"/>
    </style:style>
    <style:style style:name="T133" style:family="text">
      <style:text-properties officeooo:rsid="00432013"/>
    </style:style>
    <style:style style:name="T134" style:family="text">
      <style:text-properties officeooo:rsid="005c09f4"/>
    </style:style>
    <style:style style:name="T135" style:family="text">
      <style:text-properties officeooo:rsid="00453657"/>
    </style:style>
    <style:style style:name="T136" style:family="text">
      <style:text-properties officeooo:rsid="0046ddd4"/>
    </style:style>
    <style:style style:name="T137" style:family="text">
      <style:text-properties fo:color="#158466" loext:opacity="100%" officeooo:rsid="0046ddd4"/>
    </style:style>
    <style:style style:name="T138" style:family="text">
      <style:text-properties fo:color="#158466" loext:opacity="100%" officeooo:rsid="005d6a74"/>
    </style:style>
    <style:style style:name="T139" style:family="text">
      <style:text-properties officeooo:rsid="00495dcb"/>
    </style:style>
    <style:style style:name="T140" style:family="text">
      <style:text-properties officeooo:rsid="004a6e1f"/>
    </style:style>
    <style:style style:name="T141" style:family="text">
      <style:text-properties officeooo:rsid="005d6a74"/>
    </style:style>
    <style:style style:name="T142" style:family="text">
      <style:text-properties officeooo:rsid="004a72bd"/>
    </style:style>
    <style:style style:name="T143" style:family="text">
      <style:text-properties officeooo:rsid="0068edcb"/>
    </style:style>
    <style:style style:name="T144" style:family="text">
      <style:text-properties fo:color="#000000" loext:opacity="100%" officeooo:rsid="004a72bd"/>
    </style:style>
    <style:style style:name="T145" style:family="text">
      <style:text-properties officeooo:rsid="0061670d"/>
    </style:style>
    <style:style style:name="T146" style:family="text">
      <style:text-properties officeooo:rsid="0061c22d"/>
    </style:style>
    <style:style style:name="T147" style:family="text">
      <style:text-properties officeooo:rsid="005649e1"/>
    </style:style>
    <style:style style:name="T148" style:family="text">
      <style:text-properties officeooo:rsid="00658783"/>
    </style:style>
    <style:style style:name="T149" style:family="text">
      <style:text-properties officeooo:rsid="0065f6df"/>
    </style:style>
    <style:style style:name="T150" style:family="text">
      <style:text-properties officeooo:rsid="0069eaf8"/>
    </style:style>
    <style:style style:name="T151" style:family="text">
      <style:text-properties officeooo:rsid="009fe3f9"/>
    </style:style>
    <style:style style:name="T152" style:family="text">
      <style:text-properties officeooo:rsid="000bf558" fo:background-color="transparent" loext:char-shading-value="0" style:language-complex="ar" style:country-complex="BH"/>
    </style:style>
    <style:style style:name="T153" style:family="text">
      <style:text-properties officeooo:rsid="000fad75" fo:background-color="transparent" loext:char-shading-value="0" style:language-complex="ar" style:country-complex="BH"/>
    </style:style>
    <style:style style:name="T154" style:family="text">
      <style:text-properties style:font-name="Arial" officeooo:rsid="004e1586" fo:background-color="transparent" loext:char-shading-value="0" style:font-name-asian="Scheherazade" style:language-complex="fa" style:country-complex="IR"/>
    </style:style>
    <style:style style:name="T155" style:family="text">
      <style:text-properties style:font-name="Awami Nastaliq" officeooo:rsid="001d5876" fo:background-color="transparent" loext:char-shading-value="0" style:language-complex="fa" style:country-complex="IR"/>
    </style:style>
    <style:style style:name="T156" style:family="text">
      <style:text-properties officeooo:rsid="009fe3f9" fo:background-color="transparent" loext:char-shading-value="0" style:language-complex="ar" style:country-complex="BH"/>
    </style:style>
    <style:style style:name="T157" style:family="text">
      <style:text-properties style:font-name="Awami Nastaliq OT" officeooo:rsid="000bf558" style:language-complex="ar" style:country-complex="BH"/>
    </style:style>
    <style:style style:name="T158" style:family="text">
      <style:text-properties fo:color="#158466" loext:opacity="100%" officeooo:rsid="00b54949"/>
    </style:style>
    <style:style style:name="T159" style:family="text">
      <style:text-properties officeooo:rsid="00755f12"/>
    </style:style>
    <style:style style:name="T160" style:family="text">
      <style:text-properties fo:color="#158466" loext:opacity="100%" style:font-name="Awami Nastaliq" fo:font-size="18pt" officeooo:rsid="002ab0bf" fo:background-color="transparent" loext:char-shading-value="0" style:font-size-asian="18pt" style:font-name-complex="Awami Nastaliq OT" style:font-size-complex="18pt" style:language-complex="ar" style:country-complex="BH"/>
    </style:style>
    <style:style style:name="T161" style:family="text">
      <style:text-properties fo:color="#158466" loext:opacity="100%" style:font-name="Awami Nastaliq" fo:font-size="18pt" officeooo:rsid="00755f12" fo:background-color="transparent" loext:char-shading-value="0" style:font-size-asian="18pt" style:font-name-complex="Awami Nastaliq OT" style:font-size-complex="18pt" style:language-complex="ar" style:country-complex="BH"/>
    </style:style>
    <style:style style:name="T162" style:family="text">
      <style:text-properties fo:color="#158466" loext:opacity="100%" style:font-name="Awami Nastaliq" fo:font-size="18pt" officeooo:rsid="001a14fc" fo:background-color="transparent" loext:char-shading-value="0" style:font-size-asian="18pt" style:font-name-complex="Awami Nastaliq OT" style:font-size-complex="18pt" style:language-complex="ar" style:country-complex="BH"/>
    </style:style>
    <style:style style:name="T163" style:family="text">
      <style:text-properties style:use-window-font-color="true" loext:opacity="0%" style:font-name="Awami Nastaliq" fo:font-size="18pt" officeooo:rsid="002ab0bf" fo:background-color="transparent" loext:char-shading-value="0" style:font-size-asian="18pt" style:font-name-complex="Awami Nastaliq OT" style:font-size-complex="18pt" style:language-complex="ar" style:country-complex="BH"/>
    </style:style>
    <style:style style:name="T164" style:family="text">
      <style:text-properties style:use-window-font-color="true" loext:opacity="0%" style:font-name="Awami Nastaliq" fo:font-size="18pt" officeooo:rsid="00755f12" fo:background-color="transparent" loext:char-shading-value="0" style:font-size-asian="18pt" style:font-name-complex="Awami Nastaliq OT" style:font-size-complex="18pt" style:language-complex="ar" style:country-complex="BH"/>
    </style:style>
    <style:style style:name="T165" style:family="text">
      <style:text-properties style:use-window-font-color="true" loext:opacity="0%" style:font-name="Awami Nastaliq" fo:font-size="18pt" officeooo:rsid="001a14fc" fo:background-color="transparent" loext:char-shading-value="0" style:font-size-asian="18pt" style:font-name-complex="Awami Nastaliq OT" style:font-size-complex="18pt" style:language-complex="ar" style:country-complex="BH"/>
    </style:style>
    <style:style style:name="T166" style:family="text">
      <style:text-properties fo:color="#158466" loext:opacity="100%" style:font-name="Awami Nastaliq" fo:font-size="18pt" officeooo:rsid="00762f01" fo:background-color="transparent" loext:char-shading-value="0" style:font-size-asian="18pt" style:font-name-complex="Awami Nastaliq OT" style:font-size-complex="18pt" style:language-complex="ar" style:country-complex="BH"/>
    </style:style>
    <style:style style:name="T167" style:family="text">
      <style:text-properties style:use-window-font-color="true" loext:opacity="0%" style:font-name="Awami Nastaliq" fo:font-size="18pt" officeooo:rsid="00762f01" fo:background-color="transparent" loext:char-shading-value="0" style:font-size-asian="18pt" style:font-name-complex="Awami Nastaliq OT" style:font-size-complex="18pt" style:language-complex="ar" style:country-complex="BH"/>
    </style:style>
    <style:style style:name="T168" style:family="text">
      <style:text-properties fo:color="#158466" loext:opacity="100%" officeooo:rsid="002ab0bf"/>
    </style:style>
    <style:style style:name="T169" style:family="text">
      <style:text-properties fo:color="#158466" loext:opacity="100%" officeooo:rsid="00716f3c"/>
    </style:style>
    <style:style style:name="T170" style:family="text">
      <style:text-properties fo:color="#158466" loext:opacity="100%" officeooo:rsid="002bf14f"/>
    </style:style>
    <style:style style:name="T171" style:family="text">
      <style:text-properties fo:color="#800080" loext:opacity="100%" officeooo:rsid="006f993f"/>
    </style:style>
    <style:style style:name="T172" style:family="text">
      <style:text-properties fo:color="#800080" loext:opacity="100%"/>
    </style:style>
    <style:style style:name="T173" style:family="text">
      <style:text-properties officeooo:rsid="006f993f"/>
    </style:style>
    <style:style style:name="T174" style:family="text">
      <style:text-properties fo:color="#ff0000" loext:opacity="100%" officeooo:rsid="002bf14f"/>
    </style:style>
    <style:style style:name="T175" style:family="text">
      <style:text-properties fo:color="#000000" loext:opacity="100%" officeooo:rsid="002ab0bf"/>
    </style:style>
    <style:style style:name="T176" style:family="text">
      <style:text-properties fo:color="#000000" loext:opacity="100%" officeooo:rsid="00716f3c"/>
    </style:style>
    <style:style style:name="T177" style:family="text">
      <style:text-properties fo:color="#000000" loext:opacity="100%" officeooo:rsid="002bf14f"/>
    </style:style>
    <style:style style:name="T178" style:family="text">
      <style:text-properties fo:color="#158466" loext:opacity="100%" officeooo:rsid="007012a4"/>
    </style:style>
    <style:style style:name="T179" style:family="text">
      <style:text-properties fo:color="#000000" loext:opacity="100%" officeooo:rsid="007012a4"/>
    </style:style>
    <style:style style:name="T180" style:family="text">
      <style:text-properties fo:color="#ff0000" loext:opacity="100%" officeooo:rsid="007012a4"/>
    </style:style>
    <style:style style:name="T181" style:family="text">
      <style:text-properties fo:color="#ff0000" loext:opacity="100%" officeooo:rsid="00755f12"/>
    </style:style>
    <style:style style:name="T182" style:family="text">
      <style:text-properties fo:color="#800080" loext:opacity="100%" officeooo:rsid="00755f12"/>
    </style:style>
    <style:style style:name="T183" style:family="text">
      <style:text-properties officeooo:rsid="0076e12e"/>
    </style:style>
    <style:style style:name="T184" style:family="text">
      <style:text-properties officeooo:rsid="007872b0"/>
    </style:style>
    <style:style style:name="T185" style:family="text">
      <style:text-properties fo:color="#158466" loext:opacity="100%" officeooo:rsid="00755f12"/>
    </style:style>
    <style:style style:name="T186" style:family="text">
      <style:text-properties fo:color="#158466" loext:opacity="100%" officeooo:rsid="007872b0"/>
    </style:style>
    <style:style style:name="T187" style:family="text">
      <style:text-properties officeooo:rsid="002ab0bf"/>
    </style:style>
    <style:style style:name="T188" style:family="text">
      <style:text-properties fo:color="#158466" loext:opacity="100%" officeooo:rsid="00762f01"/>
    </style:style>
    <style:style style:name="T189" style:family="text">
      <style:text-properties officeooo:rsid="00762f01"/>
    </style:style>
    <style:style style:name="T190" style:family="text">
      <style:text-properties officeooo:rsid="008d2955"/>
    </style:style>
    <style:style style:name="T191" style:family="text">
      <style:text-properties officeooo:rsid="007c3103"/>
    </style:style>
    <style:style style:name="T192" style:family="text">
      <style:text-properties officeooo:rsid="00817d74"/>
    </style:style>
    <style:style style:name="T193" style:family="text">
      <style:text-properties officeooo:rsid="008dfb67"/>
    </style:style>
    <style:style style:name="T194" style:family="text">
      <style:text-properties officeooo:rsid="00890613"/>
    </style:style>
    <style:style style:name="T195" style:family="text">
      <style:text-properties officeooo:rsid="008d174f"/>
    </style:style>
    <style:style style:name="T196" style:family="text">
      <style:text-properties officeooo:rsid="008b1ff9"/>
    </style:style>
    <style:style style:name="T197" style:family="text">
      <style:text-properties fo:font-size="11pt" officeooo:rsid="00861b49" style:font-size-asian="11pt" style:font-size-complex="11pt"/>
    </style:style>
    <style:style style:name="T198" style:family="text">
      <style:text-properties fo:color="#000000" loext:opacity="100%" officeooo:rsid="00817d74"/>
    </style:style>
    <style:style style:name="T199" style:family="text">
      <style:text-properties fo:color="#158466" loext:opacity="100%" officeooo:rsid="00817d74" fo:background-color="transparent" loext:char-shading-value="0" style:language-complex="ar" style:country-complex="BH"/>
    </style:style>
    <style:style style:name="T200" style:family="text">
      <style:text-properties fo:color="#158466" loext:opacity="100%" officeooo:rsid="00807044" fo:background-color="transparent" loext:char-shading-value="0" style:language-complex="ar" style:country-complex="BH"/>
    </style:style>
    <style:style style:name="T201" style:family="text">
      <style:text-properties fo:color="#158466" loext:opacity="100%" officeooo:rsid="0082fab4" fo:background-color="transparent" loext:char-shading-value="0" style:language-complex="ar" style:country-complex="BH"/>
    </style:style>
    <style:style style:name="T202" style:family="text">
      <style:text-properties style:font-name="Awami Nastaliq OT" officeooo:rsid="00b54949" fo:background-color="transparent" loext:char-shading-value="0" style:language-complex="ar" style:country-complex="BH"/>
    </style:style>
    <style:style style:name="T203" style:family="text">
      <style:text-properties style:font-name="Awami Nastaliq OT" officeooo:rsid="00b4370e"/>
    </style:style>
    <style:style style:name="T204" style:family="text">
      <style:text-properties style:font-name="Awami Nastaliq OT" officeooo:rsid="00b54949"/>
    </style:style>
    <style:style style:name="T205" style:family="text">
      <style:text-properties fo:color="#158466" loext:opacity="100%" style:font-name="Arial" fo:font-size="15pt" officeooo:rsid="0068c17c" fo:background-color="transparent" loext:char-shading-value="0" style:font-name-asian="Scheherazade" style:font-size-asian="15pt" style:font-size-complex="15pt" style:language-complex="ur" style:country-complex="PK"/>
    </style:style>
    <style:style style:name="T206" style:family="text">
      <style:text-properties officeooo:rsid="00aeffeb"/>
    </style:style>
    <style:style style:name="T207" style:family="text">
      <style:text-properties style:font-name="Awami Nastaliq OT" officeooo:rsid="004834dc" style:font-name-asian="Scheherazade" style:language-complex="fa" style:country-complex="IR"/>
    </style:style>
    <style:style style:name="T208" style:family="text">
      <style:text-properties style:font-name="Awami Nastaliq OT" officeooo:rsid="004834dc" style:language-complex="fa" style:country-complex="IR"/>
    </style:style>
    <style:style style:name="T209" style:family="text">
      <style:text-properties fo:color="#ff0000" loext:opacity="100%" style:font-name="Awami Nastaliq OT" officeooo:rsid="004834dc" style:language-complex="fa" style:country-complex="IR"/>
    </style:style>
    <style:style style:name="T210" style:family="text">
      <style:text-properties fo:color="#800080" loext:opacity="100%" style:font-name="Awami Nastaliq OT" officeooo:rsid="004834dc" style:font-name-asian="Scheherazade" style:language-complex="fa" style:country-complex="IR"/>
    </style:style>
    <style:style style:name="T211" style:family="text">
      <style:text-properties fo:color="#800080" loext:opacity="100%" style:font-name="Awami Nastaliq OT" officeooo:rsid="004834dc" style:language-complex="fa" style:country-complex="IR"/>
    </style:style>
    <style:style style:name="T212" style:family="text">
      <style:text-properties fo:color="#000000" loext:opacity="100%" style:font-name="Awami Nastaliq OT" officeooo:rsid="004834dc" style:language-complex="fa" style:country-complex="IR"/>
    </style:style>
    <style:style style:name="T213" style:family="text">
      <style:text-properties fo:color="#000000" loext:opacity="100%" style:font-name="Awami Nastaliq OT" officeooo:rsid="00bb9db5" style:language-complex="fa" style:country-complex="IR"/>
    </style:style>
    <style:style style:name="T214" style:family="text">
      <style:text-properties style:font-name="Arial" fo:font-size="15pt" officeooo:rsid="0068c17c" style:font-size-asian="15pt" style:font-size-complex="15pt" style:language-complex="ur" style:country-complex="PK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 yet fixed</text:p>
      <text:p text:style-name="P2"><text:span text:style-name="T1">کےبپتسِمہ</text:span> <text:s text:c="4"/><text:span text:style-name="T2">ہ پُ</text:span><text:span text:style-name="T3">شتیں <text:s text:c="3"/></text:span><text:span text:style-name="T4">ازادی <text:s text:c="3"/></text:span><text:span text:style-name="T5">ونڄ <text:s text:c="4"/></text:span><text:span text:style-name="T6">بئوککار <text:s text:c="3"/>جگوآزادی <text:s text:c="3"/>گینوککار <text:s text:c="3"/>کومکج <text:s text:c="2"/>قومیتئ <text:s text:c="3"/>لازمئ</text:span></text:p>
      <text:p text:style-name="P3">Kerning – <text:span text:style-name="T7">nuqta overhang </text:span><text:span text:style-name="T8">below</text:span></text:p>
      <text:p text:style-name="P4"><text:span text:style-name="T9">beh</text:span><text:span text:style-name="T10"><text:tab/></text:span></text:p>
      <text:p text:style-name="P5">ابت<text:tab/> <text:span text:style-name="T11">ابت</text:span><text:span text:style-name="T12">م</text:span><text:tab/><text:tab/><text:tab/><text:span text:style-name="T13">ا</text:span><text:span text:style-name="T14">ی</text:span><text:span text:style-name="T13">ت <text:s/>ا</text:span><text:span text:style-name="T14">پ</text:span><text:span text:style-name="T13">ت <text:s/></text:span><text:span text:style-name="T15">ا</text:span><text:span text:style-name="T14">ی</text:span><text:span text:style-name="T15">ت</text:span><text:span text:style-name="T16">م <text:s/></text:span><text:span text:style-name="T15">ا</text:span><text:span text:style-name="T14">پ</text:span><text:span text:style-name="T15">ت</text:span><text:span text:style-name="T16">م</text:span><text:span text:style-name="T14"> <text:s/></text:span><text:span text:style-name="T15"><text:s/></text:span><text:span text:style-name="T17">–</text:span><text:span text:style-name="T14"> </text:span><text:span text:style-name="T18">100</text:span></text:p>
      <text:p text:style-name="P6"><text:span text:style-name="T19">ابتس</text:span><text:tab/><text:tab/><text:tab/><text:tab/><text:span text:style-name="T13">ا</text:span><text:span text:style-name="T14">ی</text:span><text:span text:style-name="T13">تس <text:s/>ا</text:span><text:span text:style-name="T14">پ</text:span><text:span text:style-name="T13">تس <text:s text:c="2"/></text:span><text:span text:style-name="T17">–</text:span><text:span text:style-name="T14"> </text:span><text:span text:style-name="T18">100</text:span></text:p>
      <text:p text:style-name="P7"><text:span text:style-name="T19">ا</text:span><text:span text:style-name="T20">ن</text:span><text:span text:style-name="T19">یگ<text:tab/></text:span><text:tab/><text:tab/><text:tab/>اپیگ - <text:span text:style-name="T21">100</text:span></text:p>
      <text:p text:style-name="P8">ابہ <text:s/>ابنہ<text:tab/><text:tab/><text:tab/>ا<text:span text:style-name="T22">ی</text:span>ہ <text:s text:c="3"/>ا<text:span text:style-name="T22">ی</text:span>نہ</text:p>
      <text:p text:style-name="P9"><text:span text:style-name="T23">ابر</text:span><text:span text:style-name="T8"><text:tab/><text:tab/><text:tab/><text:tab/></text:span><text:span text:style-name="T14">ایر <text:s/>اپر </text:span><text:span text:style-name="T17">–</text:span><text:span text:style-name="T14"> </text:span><text:span text:style-name="T18">200</text:span><text:span text:style-name="T13"><text:tab/><text:tab/><text:tab/>آویز</text:span></text:p>
      <text:p text:style-name="P10">اب<text:span text:style-name="T24">ب</text:span>ر<text:tab/><text:tab/><text:tab/><text:tab/><text:span text:style-name="T13">ایبر <text:s text:c="2"/>اپبر <text:s/>وپبر <text:s text:c="2"/>- </text:span><text:span text:style-name="T25">2</text:span><text:span text:style-name="T26">00</text:span></text:p>
      <text:p text:style-name="P11"><text:s text:c="2"/>ابن<text:tab/>ابتن<text:tab/><text:tab/><text:tab/><text:span text:style-name="T13">ا</text:span><text:span text:style-name="T27">ی</text:span><text:span text:style-name="T13">ن </text:span><text:span text:style-name="T17">–</text:span><text:span text:style-name="T14"> </text:span><text:span text:style-name="T28">2</text:span><text:span text:style-name="T18">00</text:span><text:span text:style-name="T13"> <text:s text:c="3"/>ا</text:span><text:span text:style-name="T27">ی</text:span><text:span text:style-name="T13">تن</text:span><text:span text:style-name="T14"> </text:span><text:span text:style-name="T17">–</text:span><text:span text:style-name="T14"> </text:span><text:span text:style-name="T18">100</text:span></text:p>
      <text:p text:style-name="P12">ابج <text:s text:c="2"/>ابجت<text:tab/><text:tab/><text:tab/>ایج <text:s text:c="4"/><text:span text:style-name="T13">اپجت</text:span><text:span text:style-name="T14"> </text:span><text:span text:style-name="T17">–</text:span><text:span text:style-name="T14"> </text:span><text:span text:style-name="T29">3</text:span><text:span text:style-name="T18">00</text:span></text:p>
      <text:p text:style-name="P13"><text:span text:style-name="T19">ابس <text:s/>اب</text:span><text:span text:style-name="T30">ص</text:span><text:tab/><text:tab/><text:tab/> <text:span text:style-name="T31">ایص </text:span><text:span text:style-name="T13">ا</text:span><text:span text:style-name="T18">پ</text:span><text:span text:style-name="T13">س</text:span><text:span text:style-name="T14"> </text:span><text:span text:style-name="T17">–</text:span><text:span text:style-name="T14"> </text:span><text:span text:style-name="T18">100</text:span></text:p>
      <text:p text:style-name="P14"><text:span text:style-name="T32">ابطم<text:tab/></text:span><text:span text:style-name="T33">ا</text:span><text:span text:style-name="T34">ب</text:span><text:span text:style-name="T33">فل</text:span><text:span text:style-name="T32"><text:tab/><text:tab/><text:tab/>ایطم اپطم <text:s text:c="4"/></text:span><text:span text:style-name="T33">ایفل</text:span></text:p>
      <text:p text:style-name="P15"><text:span text:style-name="T32">اب</text:span><text:span text:style-name="T35">عم <text:s text:c="2"/></text:span><text:span text:style-name="T32">اب</text:span><text:span text:style-name="T35">ع<text:tab/><text:tab/><text:tab/></text:span><text:span text:style-name="T32">ا</text:span><text:span text:style-name="T36">ی</text:span><text:span text:style-name="T35">ع <text:s/></text:span><text:span text:style-name="T32">ا</text:span><text:span text:style-name="T36">پ</text:span><text:span text:style-name="T35">ع</text:span><text:span text:style-name="T37"> <text:s/></text:span><text:span text:style-name="T27">ا</text:span><text:span text:style-name="T38">ی</text:span><text:span text:style-name="T39">عم <text:s/></text:span><text:span text:style-name="T27">ا</text:span><text:span text:style-name="T38">پ</text:span><text:span text:style-name="T39">عم</text:span><text:span text:style-name="T14"> <text:s/></text:span><text:span text:style-name="T39"><text:s text:c="2"/></text:span><text:span text:style-name="T17">–</text:span><text:span text:style-name="T14"> </text:span><text:span text:style-name="T40">200</text:span></text:p>
      <text:p text:style-name="P16"><text:soft-page-break/><text:span text:style-name="T19">ا</text:span><text:span text:style-name="T41">ب</text:span><text:span text:style-name="T19">م <text:tab/><text:tab/><text:tab/><text:tab/></text:span>ایم اپم <text:span text:style-name="T42">–</text:span> 200 <text:s text:c="3"/></text:p>
      <text:p text:style-name="P17"><text:span text:style-name="T43">ابما </text:span><text:span text:style-name="T44">–</text:span><text:span text:style-name="T43"> 200</text:span> <text:s text:c="3"/><text:tab/><text:tab/><text:tab/><text:span text:style-name="T13"> ایما <text:s/>ا</text:span><text:span text:style-name="T43">پ</text:span><text:span text:style-name="T13">ما </text:span><text:span text:style-name="T44">–</text:span><text:span text:style-name="T13"> </text:span><text:span text:style-name="T45">5</text:span><text:span text:style-name="T40">00</text:span></text:p>
      <text:p text:style-name="P18">ابکم اب<text:span text:style-name="T46">د</text:span> <text:s text:c="4"/>ابہ <text:s/>ابہس <text:tab/><text:tab/>ایکم <text:s/>اپ<text:span text:style-name="T47">ل</text:span>م <text:s text:c="2"/>ا<text:span text:style-name="T46">ید</text:span> <text:s text:c="3"/>ایہ <text:s text:c="2"/>اپہش</text:p>
      <text:p text:style-name="P19"><text:span text:style-name="T19">ابھم</text:span><text:tab/><text:tab/><text:tab/><text:tab/><text:tab/><text:span text:style-name="T13">ایھم <text:s text:c="2"/>اپھم</text:span><text:span text:style-name="T48"> </text:span><text:span text:style-name="T44">–</text:span><text:span text:style-name="T48"> </text:span><text:span text:style-name="T49">200</text:span></text:p>
      <text:p text:style-name="P20"><text:span text:style-name="T50">ا</text:span><text:span text:style-name="T51">بی </text:span><text:span text:style-name="T52">ر</text:span><text:span text:style-name="T51">بی </text:span><text:span text:style-name="T53">کھیربی</text:span><text:span text:style-name="T51"> <text:s/>- </text:span><text:span text:style-name="T54">3</text:span><text:span text:style-name="T55">00<text:tab/></text:span><text:span text:style-name="T51"><text:tab/></text:span><text:span text:style-name="T56">ایی <text:s/>اپی - </text:span><text:span text:style-name="T57">6</text:span><text:span text:style-name="T52">00</text:span><text:span text:style-name="T56"><text:tab/></text:span><text:span text:style-name="T51"><text:tab/><text:tab/></text:span><text:span text:style-name="T58">بُودپی <text:s/></text:span><text:span text:style-name="T59"><text:s text:c="2"/>کھیرب</text:span><text:span text:style-name="T60">م</text:span></text:p>
      <text:p text:style-name="P21"><text:span text:style-name="T61">ابو</text:span><text:span text:style-name="T62"> </text:span><text:span text:style-name="T63">–</text:span><text:span text:style-name="T62"> </text:span><text:span text:style-name="T64">100</text:span><text:span text:style-name="T65"><text:tab/><text:tab/><text:tab/><text:tab/></text:span><text:span text:style-name="T61">ایو</text:span><text:span text:style-name="T66"> ا</text:span><text:span text:style-name="T62">پ</text:span><text:span text:style-name="T67">ق</text:span><text:span text:style-name="T62"> – </text:span><text:span text:style-name="T68">400<text:tab/><text:tab/><text:tab/></text:span>آنکڑیوں <text:s text:c="2"/><text:span text:style-name="T62">ڈم</text:span><text:span text:style-name="T69">‌</text:span><text:span text:style-name="T62">پو</text:span></text:p>
      <text:p text:style-name="P22">جقمےنبس<text:tab/><text:tab/><text:tab/><text:tab/>جقمےنیس<text:tab/><text:tab/><text:tab/><text:tab/>جقمےنتس</text:p>
      <text:p text:style-name="P23">jeem</text:p>
      <text:p text:style-name="P24">اجب اجبل<text:tab/><text:tab/><text:tab/>ا<text:span text:style-name="T70">ڃ</text:span>ب ا<text:span text:style-name="T70">ڇ</text:span>بل</text:p>
      <text:p text:style-name="P25"><text:span text:style-name="T71">ا</text:span><text:span text:style-name="T72">ج</text:span><text:span text:style-name="T71">ر ا</text:span><text:span text:style-name="T72">ج</text:span><text:span text:style-name="T73">ب</text:span><text:span text:style-name="T71">ر</text:span><text:span text:style-name="T74"><text:tab/><text:tab/><text:tab/></text:span><text:span text:style-name="T73">ا</text:span><text:span text:style-name="T75">چ</text:span><text:span text:style-name="T73">بر</text:span><text:span text:style-name="T74"><text:tab/></text:span><text:span text:style-name="T76">ا</text:span><text:span text:style-name="T77">ڃ</text:span><text:span text:style-name="T76">ر <text:s/>ا</text:span><text:span text:style-name="T77">چ</text:span><text:span text:style-name="T76">ر <text:s/>ا</text:span><text:span text:style-name="T77">ڇ</text:span><text:span text:style-name="T76">ر </text:span><text:span text:style-name="T78">–</text:span><text:span text:style-name="T76"> </text:span><text:span text:style-name="T77">1</text:span><text:span text:style-name="T79">00</text:span></text:p>
      <text:p text:style-name="P26"><text:span text:style-name="T80">ا</text:span><text:span text:style-name="T81">جج</text:span><text:span text:style-name="T82"><text:tab/><text:tab/><text:tab/><text:tab/></text:span><text:span text:style-name="T61">ا</text:span><text:span text:style-name="T83">ڃڃ - </text:span><text:span text:style-name="T84">200</text:span><text:span text:style-name="T83"> <text:s text:c="4"/></text:span><text:span text:style-name="T61">ا</text:span><text:span text:style-name="T83">ڃڃ</text:span><text:span text:style-name="T85">ق <text:s/></text:span><text:span text:style-name="T86">ا</text:span><text:span text:style-name="T83">ڃڃ</text:span><text:span text:style-name="T87">ف</text:span><text:span text:style-name="T85"> </text:span><text:span text:style-name="T62"><text:s/>– </text:span><text:span text:style-name="T88">6</text:span><text:span text:style-name="T68">00</text:span></text:p>
      <text:p text:style-name="P27">ا<text:span text:style-name="T89">ج</text:span>س <text:s/>ا<text:span text:style-name="T89">ج</text:span><text:span text:style-name="T90">ص</text:span><text:tab/><text:span text:style-name="T22">ا</text:span><text:span text:style-name="T89">ج</text:span><text:span text:style-name="T22">طم<text:tab/></text:span><text:tab/> <text:span text:style-name="T90">ا</text:span><text:span text:style-name="T70">ڃ</text:span><text:span text:style-name="T90">ص </text:span>ا<text:span text:style-name="T70">ڇ</text:span>س <text:span text:style-name="T22">ا</text:span><text:span text:style-name="T70">ڃ</text:span><text:span text:style-name="T22">طم ا</text:span><text:span text:style-name="T70">ڇ</text:span><text:span text:style-name="T22">طم</text:span></text:p>
      <text:p text:style-name="P28"><text:span text:style-name="T91"><text:s text:c="2"/></text:span><text:span text:style-name="T92">ا</text:span><text:span text:style-name="T75">ج</text:span><text:span text:style-name="T93">ع</text:span><text:span text:style-name="T92">ل <text:s/></text:span><text:span text:style-name="T91"><text:s/></text:span><text:span text:style-name="T92">ا</text:span><text:span text:style-name="T75">ج</text:span><text:span text:style-name="T93">ع</text:span><text:span text:style-name="T92"> <text:tab/></text:span><text:span text:style-name="T91"><text:tab/><text:tab/></text:span><text:span text:style-name="T94">ا</text:span><text:span text:style-name="T77">ڃ</text:span><text:span text:style-name="T95">ع</text:span><text:span text:style-name="T96"> </text:span><text:span text:style-name="T97">ا</text:span><text:span text:style-name="T98">چ</text:span><text:span text:style-name="T99">ع</text:span><text:span text:style-name="T97">ل</text:span><text:span text:style-name="T100"> <text:s/></text:span><text:span text:style-name="T97">ا</text:span><text:span text:style-name="T101">ڇ</text:span><text:span text:style-name="T99">ع</text:span><text:span text:style-name="T97">ل <text:s/></text:span><text:span text:style-name="T94">ا</text:span><text:span text:style-name="T77">ڇ</text:span><text:span text:style-name="T95">ع</text:span><text:span text:style-name="T93"> <text:s/></text:span><text:span text:style-name="T78">–</text:span><text:span text:style-name="T76"> </text:span><text:span text:style-name="T77">1</text:span><text:span text:style-name="T79">00</text:span></text:p>
      <text:p text:style-name="P29"><text:span text:style-name="T92">ا</text:span><text:span text:style-name="T75">ج</text:span><text:span text:style-name="T92">فل</text:span><text:span text:style-name="T93"><text:tab/><text:tab/><text:tab/><text:tab/></text:span><text:span text:style-name="T94"> <text:s text:c="4"/>ا</text:span><text:span text:style-name="T102">چ</text:span><text:span text:style-name="T103">ق</text:span><text:span text:style-name="T94">ل</text:span><text:span text:style-name="T78"> </text:span><text:span text:style-name="T94">ا</text:span><text:span text:style-name="T77">ڇ</text:span><text:span text:style-name="T94">فل <text:s/></text:span><text:span text:style-name="T76"><text:s/></text:span><text:span text:style-name="T78">–</text:span><text:span text:style-name="T76"> </text:span><text:span text:style-name="T77">1</text:span><text:span text:style-name="T79">00</text:span></text:p>
      <text:p text:style-name="P30"><text:soft-page-break/>ا<text:span text:style-name="T47">ج</text:span>م <text:span text:style-name="T42">–</text:span> <text:span text:style-name="T104">200</text:span><text:span text:style-name="T105"> <text:tab/><text:tab/><text:tab/><text:tab/></text:span>ا<text:span text:style-name="T106">ڃ</text:span>م ا<text:span text:style-name="T107">ڇ</text:span>م<text:span text:style-name="T108">ب </text:span><text:s/><text:span text:style-name="T42">–</text:span> <text:span text:style-name="T104">4</text:span>00</text:p>
      <text:p text:style-name="P31"><text:span text:style-name="T42">اجمل – 200<text:tab/><text:tab/></text:span><text:span text:style-name="T106">اڃ</text:span><text:span text:style-name="T109">مد</text:span><text:span text:style-name="T106"> اچ</text:span><text:span text:style-name="T109">ما</text:span><text:span text:style-name="T106"> ا</text:span><text:span text:style-name="T107">ڇ</text:span><text:span text:style-name="T109">مل</text:span><text:span text:style-name="T106"> </text:span><text:span text:style-name="T42">–</text:span><text:span text:style-name="T106"> 400</text:span></text:p>
      <text:p text:style-name="P32"><text:span text:style-name="T110">ا</text:span><text:span text:style-name="T47">ج</text:span><text:span text:style-name="T110">کم </text:span><text:span text:style-name="T46">اجا <text:s text:c="3"/></text:span><text:span text:style-name="T110">ا</text:span><text:span text:style-name="T47">ج</text:span><text:span text:style-name="T110">بہ <text:s/></text:span><text:span text:style-name="T47">ج</text:span><text:span text:style-name="T110">بہس <text:tab/>ا</text:span><text:span text:style-name="T111">ڃ</text:span><text:span text:style-name="T110">کم <text:s/>ا</text:span><text:span text:style-name="T106">چ</text:span><text:span text:style-name="T47">ل</text:span><text:span text:style-name="T110">م <text:s text:c="2"/>ا</text:span><text:span text:style-name="T106">چ</text:span><text:span text:style-name="T47">ل</text:span><text:span text:style-name="T110"> <text:s text:c="4"/></text:span><text:span text:style-name="T47">ا</text:span><text:span text:style-name="T107">ڇ</text:span><text:span text:style-name="T110">یہ <text:s text:c="2"/>ا</text:span><text:span text:style-name="T107">ڇ</text:span><text:span text:style-name="T110">ہش</text:span> <text:s/></text:p>
      <text:p text:style-name="P33"><text:span text:style-name="T19">ا</text:span><text:span text:style-name="T112">ج</text:span><text:span text:style-name="T19">ھم</text:span><text:span text:style-name="T113"> <text:tab/><text:tab/></text:span><text:tab/><text:tab/><text:span text:style-name="T13">ا</text:span><text:span text:style-name="T114">ڃ</text:span><text:span text:style-name="T13">ھم <text:s text:c="2"/>ا</text:span><text:span text:style-name="T114">چ</text:span><text:span text:style-name="T13">ھم ا</text:span><text:span text:style-name="T115">ڇ</text:span><text:span text:style-name="T13">ھ</text:span><text:span text:style-name="T48"> </text:span><text:span text:style-name="T44">–</text:span><text:span text:style-name="T48"> </text:span><text:span text:style-name="T45">1</text:span><text:span text:style-name="T116">00</text:span></text:p>
      <text:p text:style-name="P34"><text:span text:style-name="T50">ا</text:span><text:span text:style-name="T117">ج</text:span><text:span text:style-name="T51">ی </text:span><text:span text:style-name="T118">–</text:span><text:span text:style-name="T51"> </text:span><text:span text:style-name="T52">100</text:span><text:span text:style-name="T51"><text:tab/><text:tab/><text:tab/></text:span><text:span text:style-name="T56">ا</text:span><text:span text:style-name="T119">ڃ</text:span><text:span text:style-name="T56">ی <text:s/>ا</text:span><text:span text:style-name="T120">ڇ</text:span><text:span text:style-name="T56">ی </text:span><text:span text:style-name="T118">–</text:span><text:span text:style-name="T56"> </text:span><text:span text:style-name="T52">400</text:span></text:p>
      <text:p text:style-name="P35"><text:span text:style-name="T80">ا</text:span><text:span text:style-name="T121">ج</text:span><text:span text:style-name="T80">و<text:tab/></text:span><text:span text:style-name="T65"><text:tab/><text:tab/><text:tab/></text:span><text:span text:style-name="T122"> ا</text:span><text:span text:style-name="T123">ڇ</text:span><text:span text:style-name="T124">ق</text:span></text:p>
      <text:p text:style-name="P36"><text:span text:style-name="T14">اجق </text:span><text:span text:style-name="T125">–</text:span><text:span text:style-name="T14"> </text:span><text:span text:style-name="T126">100</text:span><text:span text:style-name="T14"><text:tab/><text:tab/><text:tab/> اڃق اچو ا</text:span><text:span text:style-name="T127">ڇ</text:span><text:span text:style-name="T14">و </text:span><text:span text:style-name="T125">–</text:span><text:span text:style-name="T14"> </text:span><text:span text:style-name="T128">300</text:span><text:tab/><text:span text:style-name="T13"><text:tab/>چوچو</text:span></text:p>
      <text:p text:style-name="P37">feh w/ 3 dots below</text:p>
      <text:p text:style-name="P38">اڥب <text:s/>اڥبس <text:s/>اڥبی <text:s/>اڥبتث</text:p>
      <text:p text:style-name="P39">اڥر <text:s/>اڥنز</text:p>
      <text:p text:style-name="P40">اڥ<text:span text:style-name="T129">ج <text:s text:c="4"/></text:span><text:span text:style-name="T13">اڥ</text:span><text:span text:style-name="T130">حل </text:span><text:span text:style-name="T13"><text:s/></text:span><text:span text:style-name="T17">–</text:span><text:span text:style-name="T13"> </text:span><text:span text:style-name="T131">300</text:span></text:p>
      <text:p text:style-name="P41">اڥن <text:s text:c="2"/><text:span text:style-name="T63">–</text:span> <text:span text:style-name="T132">200</text:span></text:p>
      <text:p text:style-name="P42"><text:span text:style-name="T133">اڥس </text:span><text:span text:style-name="T63">–</text:span><text:span text:style-name="T133"> </text:span><text:span text:style-name="T134">100</text:span></text:p>
      <text:p text:style-name="P43">اڥ<text:span text:style-name="T129">ص <text:s/></text:span>اڥ<text:span text:style-name="T135">ط <text:s/></text:span>اڥ<text:span text:style-name="T135">ع <text:s/></text:span>اڥ<text:span text:style-name="T135">عل <text:s/></text:span></text:p>
      <text:p text:style-name="P44"><text:soft-page-break/>اڥ<text:span text:style-name="T136">ف <text:s/></text:span><text:span text:style-name="T13">اڥ</text:span><text:span text:style-name="T137">فس - </text:span><text:span text:style-name="T138">100</text:span></text:p>
      <text:p text:style-name="P45">اڥ<text:span text:style-name="T139">م <text:s/></text:span>اڥ<text:span text:style-name="T139">مب </text:span><text:span text:style-name="T63">–</text:span><text:span text:style-name="T139"> </text:span><text:span text:style-name="T132">400</text:span></text:p>
      <text:p text:style-name="P46">اڥ<text:span text:style-name="T140">مل</text:span><text:span text:style-name="T139"> <text:s/></text:span>اڥ<text:span text:style-name="T139">م</text:span><text:span text:style-name="T140">ا </text:span><text:span text:style-name="T63">–</text:span><text:span text:style-name="T140"> </text:span><text:span text:style-name="T141">300</text:span></text:p>
      <text:p text:style-name="P47">اڥ<text:span text:style-name="T140">ل</text:span><text:span text:style-name="T139"> <text:s/></text:span>اڥ<text:span text:style-name="T140">ا <text:s/></text:span></text:p>
      <text:p text:style-name="P48">ا<text:span text:style-name="T142">ڥہ</text:span><text:span text:style-name="T140">ل</text:span><text:span text:style-name="T139"> </text:span><text:span text:style-name="T142"><text:s/></text:span><text:span text:style-name="T63">–</text:span><text:span text:style-name="T142"> </text:span><text:span text:style-name="T143">3</text:span><text:span text:style-name="T141">00 <text:s text:c="3"/></text:span><text:span text:style-name="T19">اڥ</text:span><text:span text:style-name="T144">ہ</text:span></text:p>
      <text:p text:style-name="P49">ا<text:span text:style-name="T142">ڥھ <text:s/></text:span>ا<text:span text:style-name="T142">ڥھم <text:s/></text:span><text:span text:style-name="T63">–</text:span><text:span text:style-name="T142"> </text:span><text:span text:style-name="T145">400</text:span></text:p>
      <text:p text:style-name="P49">ا<text:span text:style-name="T142">ڥی <text:s/></text:span><text:span text:style-name="T63">–</text:span><text:span text:style-name="T142"> </text:span><text:span text:style-name="T146">5</text:span><text:span text:style-name="T145">00</text:span></text:p>
      <text:p text:style-name="P49">ا<text:span text:style-name="T142">ڥق <text:s text:c="2"/></text:span>ا<text:span text:style-name="T142">ڥو <text:s/></text:span><text:span text:style-name="T63">–</text:span><text:span text:style-name="T142"> <text:s/></text:span><text:span text:style-name="T145">200</text:span></text:p>
      <text:p text:style-name="P50">lam-alef</text:p>
      <text:p text:style-name="P51">lam-bar</text:p>
      <text:p text:style-name="P52">اݪ<text:span text:style-name="T88"> </text:span><text:span text:style-name="T63">–</text:span><text:span text:style-name="T88"> 100</text:span></text:p>
      <text:p text:style-name="P53">ا<text:span text:style-name="T147">ݪ</text:span>ما – 100</text:p>
      <text:p text:style-name="P54">ا<text:span text:style-name="T147">ݪ</text:span><text:span text:style-name="T148">بر <text:s/></text:span>ا<text:span text:style-name="T147">ݪ</text:span><text:span text:style-name="T149">ر <text:s/></text:span>ا<text:span text:style-name="T147">ݪ</text:span><text:span text:style-name="T149">س <text:s/></text:span><text:span text:style-name="T143">ر</text:span><text:span text:style-name="T147">ݪ</text:span><text:span text:style-name="T149">س</text:span></text:p>
      <text:p text:style-name="P55">other</text:p>
      <text:p text:style-name="P38"><text:soft-page-break/>اڔ <text:s/>اڊ اݙ <text:s/>اښ <text:s/>اۻ - <text:s/><text:span text:style-name="T143">all </text:span><text:span text:style-name="T150">ok</text:span><text:span text:style-name="T143"> </text:span></text:p>
      <text:p text:style-name="P56">Kerning – <text:span text:style-name="T151">hard-coded</text:span></text:p>
      <text:p text:style-name="P57"><text:span text:style-name="T152">آتا <text:s/></text:span><text:span text:style-name="T153">ا</text:span><text:span text:style-name="T152">تا <text:s/></text:span><text:span text:style-name="T154">کہلاتا</text:span><text:span text:style-name="T152"> <text:s/></text:span><text:span text:style-name="T155">–</text:span><text:span text:style-name="T152"> </text:span><text:span text:style-name="T156">200</text:span></text:p>
      <text:p text:style-name="P58">ار از – none</text:p>
      <text:p text:style-name="P58"/>
      <text:p text:style-name="P56">Kerning – <text:span text:style-name="T7">base overhang</text:span></text:p>
      <text:p text:style-name="P59"><text:span text:style-name="T58">سر</text:span><text:span text:style-name="T157">س</text:span></text:p>
      <text:p text:style-name="P60">آرئَگی</text:p>
      <text:p text:style-name="P61"><text:span text:style-name="T158"/></text:p>
      <text:p text:style-name="P62">final jeem – <text:span text:style-name="T159">2 chars</text:span></text:p>
      <text:list text:style-name="L1">
        <text:list-header>
          <text:p text:style-name="P63"><text:span text:style-name="T160">ا</text:span><text:span text:style-name="T161">ن</text:span><text:span text:style-name="T162">ج </text:span><text:span text:style-name="T160">ا</text:span><text:span text:style-name="T161">ح</text:span><text:span text:style-name="T162">ج </text:span><text:span text:style-name="T161">اس</text:span><text:span text:style-name="T162">ج </text:span><text:span text:style-name="T163">ا</text:span><text:span text:style-name="T164">ص</text:span><text:span text:style-name="T165">ج</text:span><text:span text:style-name="T162"> </text:span><text:span text:style-name="T160">ا</text:span><text:span text:style-name="T161">ط</text:span><text:span text:style-name="T162">ج </text:span><text:span text:style-name="T160">ا</text:span><text:span text:style-name="T161">ع</text:span><text:span text:style-name="T162">ج </text:span><text:span text:style-name="T160">ا</text:span><text:span text:style-name="T161">ف</text:span><text:span text:style-name="T162">ج </text:span><text:span text:style-name="T160">ا</text:span><text:span text:style-name="T166">ل</text:span><text:span text:style-name="T162">ج </text:span><text:span text:style-name="T166">ام</text:span><text:span text:style-name="T162">ج </text:span><text:span text:style-name="T163">ا</text:span><text:span text:style-name="T167">ھ</text:span><text:span text:style-name="T165">ج</text:span><text:span text:style-name="T160"> ا</text:span><text:span text:style-name="T166">ہ</text:span><text:span text:style-name="T162">ج</text:span></text:p>
        </text:list-header>
      </text:list>
      <text:p text:style-name="P64">final jeem – <text:span text:style-name="T159">3 chars</text:span></text:p>
      <text:p text:style-name="P65"><text:span text:style-name="T168">ا</text:span><text:span text:style-name="T13">یڃج <text:s/></text:span><text:span text:style-name="T168">ا</text:span><text:span text:style-name="T169">ل</text:span><text:span text:style-name="T13">ڃج <text:s/></text:span><text:span text:style-name="T168">ا</text:span><text:span text:style-name="T169">ج</text:span><text:span text:style-name="T170">جح</text:span><text:span text:style-name="T13"> <text:s/></text:span><text:span text:style-name="T171">اج</text:span><text:span text:style-name="T172">ڇ</text:span><text:span text:style-name="T171">ح </text:span><text:span text:style-name="T13"><text:s/></text:span><text:span text:style-name="T168">ا</text:span><text:span text:style-name="T170">فجح </text:span><text:span text:style-name="T168">ا</text:span><text:span text:style-name="T169">م</text:span><text:span text:style-name="T170">جح</text:span><text:span text:style-name="T173"> <text:s text:c="5"/></text:span><text:span text:style-name="T174"><text:s/></text:span><text:span text:style-name="T175">ا</text:span><text:span text:style-name="T176">ب</text:span><text:span text:style-name="T177">مج</text:span><text:span text:style-name="T174"> </text:span><text:span text:style-name="T169">ال</text:span><text:span text:style-name="T170">م</text:span><text:span text:style-name="T178">ج <text:s/></text:span><text:span text:style-name="T168">ا</text:span><text:span text:style-name="T170">فمج </text:span><text:span text:style-name="T176">اج</text:span><text:span text:style-name="T177">م</text:span><text:span text:style-name="T179">ج</text:span><text:span text:style-name="T180"> </text:span><text:span text:style-name="T168">ا</text:span><text:span text:style-name="T169">م</text:span><text:span text:style-name="T170">مج <text:s text:c="5"/></text:span><text:span text:style-name="T159">ابفج</text:span><text:span text:style-name="T181"> <text:s/></text:span><text:span text:style-name="T182">الفج <text:s text:c="2"/>اقفج</text:span><text:span text:style-name="T181"> <text:s/></text:span><text:span text:style-name="T159">اجفج <text:s text:c="2"/>امفج<text:line-break/>اب</text:span><text:span text:style-name="T183">ل</text:span><text:span text:style-name="T159">ج ا</text:span><text:span text:style-name="T183">لل</text:span><text:span text:style-name="T159">ج ا</text:span><text:span text:style-name="T183">جل</text:span><text:span text:style-name="T159">ج ا</text:span><text:span text:style-name="T183">قل</text:span><text:span text:style-name="T159">ج ا</text:span><text:span text:style-name="T183">مل</text:span><text:span text:style-name="T159">ج </text:span></text:p>
      <text:p text:style-name="P66"><text:soft-page-break/>final <text:span text:style-name="T184">ain</text:span> – <text:span text:style-name="T159">2 chars</text:span></text:p>
      <text:p text:style-name="P67"><text:span text:style-name="T168">ا</text:span><text:span text:style-name="T185">ن</text:span><text:span text:style-name="T186">ع</text:span><text:span text:style-name="T13"> </text:span><text:span text:style-name="T187">ا</text:span><text:span text:style-name="T159">ح</text:span><text:span text:style-name="T184">ع</text:span> <text:span text:style-name="T159">اس</text:span><text:span text:style-name="T184">ع</text:span> <text:span text:style-name="T187">ا</text:span><text:span text:style-name="T159">ص</text:span><text:span text:style-name="T184">ع</text:span> <text:span text:style-name="T187">ا</text:span><text:span text:style-name="T159">ط</text:span><text:span text:style-name="T184">ع</text:span> <text:span text:style-name="T187">ا</text:span><text:span text:style-name="T159">ع</text:span><text:span text:style-name="T184">ع</text:span> <text:span text:style-name="T168">ا</text:span><text:span text:style-name="T185">ف</text:span><text:span text:style-name="T186">ع</text:span><text:span text:style-name="T13"> </text:span><text:span text:style-name="T168">ا</text:span><text:span text:style-name="T188">ل</text:span><text:span text:style-name="T186">ع</text:span> <text:span text:style-name="T189">ام</text:span><text:span text:style-name="T184">ع</text:span> <text:span text:style-name="T187">ا</text:span><text:span text:style-name="T189">ھ</text:span><text:span text:style-name="T184">ع</text:span><text:span text:style-name="T187"> ا</text:span><text:span text:style-name="T189">ہ</text:span><text:span text:style-name="T184">ع</text:span> <text:span text:style-name="T187">ا</text:span><text:span text:style-name="T189">ک</text:span><text:span text:style-name="T184">ع</text:span></text:p>
      <text:p text:style-name="P68">kaf + jeem/ain</text:p>
      <text:p text:style-name="P69"><text:span text:style-name="T190">ن‌</text:span><text:span text:style-name="T191">ک</text:span><text:span text:style-name="T192">ع <text:s text:c="3"/></text:span><text:span text:style-name="T193">لاکع</text:span><text:span text:style-name="T194"> <text:s/></text:span><text:span text:style-name="T190">س‌</text:span><text:span text:style-name="T191">ک</text:span><text:span text:style-name="T194">ج <text:s text:c="2"/></text:span><text:span text:style-name="T195">ہ‌</text:span><text:span text:style-name="T191">ک</text:span><text:span text:style-name="T192">ع <text:s/></text:span><text:span text:style-name="T194">ا</text:span><text:span text:style-name="T191">ک</text:span><text:span text:style-name="T196">ج</text:span></text:p>
      <text:p text:style-name="P70">1char + initial kaf - <text:span text:style-name="T197">needed because the sequence is too short to kern far enough</text:span></text:p>
      <text:p text:style-name="P71">اکف <text:s/>رکف <text:s text:c="2"/>ہ‌کف <text:s/>وگف <text:s/>دگ</text:p>
      <text:p text:style-name="P72">tweaked metrics</text:p>
      <text:p text:style-name="P73"><text:span text:style-name="T192">kaf - </text:span>سرکف <text:s/><text:span text:style-name="T191">سن‌ک <text:s text:c="2"/>سن‌ک</text:span><text:span text:style-name="T192">و</text:span><text:span text:style-name="T191"> <text:s text:c="3"/></text:span><text:span text:style-name="T198">وکھ</text:span> <text:s/></text:p>
      <text:p text:style-name="P74"><text:span text:style-name="T199">reh - </text:span><text:span text:style-name="T200"><text:s text:c="2"/>ر</text:span><text:span text:style-name="T199">س <text:s/></text:span><text:span text:style-name="T201">رب</text:span></text:p>
      <text:p text:style-name="P75"><text:span text:style-name="T202">lam+alef - </text:span><text:span text:style-name="T203">لاا لای <text:s/></text:span><text:span text:style-name="T204">ھلام ھلامھس</text:span></text:p>
      <text:p text:style-name="P76">chotiyeh - <text:span text:style-name="T205">ی شکل</text:span></text:p>
      <text:p text:style-name="P77"><text:soft-page-break/>kerning under 3 <text:span text:style-name="T206">glyphs</text:span></text:p>
      <text:p text:style-name="P78"><text:span text:style-name="T207"><text:s/></text:span><text:span text:style-name="T208">چی</text:span><text:span text:style-name="T207"> </text:span><text:span text:style-name="T208">بقچی <text:s/></text:span><text:span text:style-name="T209"><text:s text:c="4"/></text:span><text:span text:style-name="T210"><text:s/></text:span><text:span text:style-name="T211">تُھونگچس <text:s text:c="3"/></text:span><text:span text:style-name="T212">تُھونگ</text:span><text:span text:style-name="T213">مم</text:span></text:p>
      <text:p text:style-name="P79">kerning too tight</text:p>
      <text:p text:style-name="P80">لسےمنگا <text:s text:c="3"/><text:span text:style-name="T214">ی شکل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2:17:57.602838000</meta:creation-date>
    <dc:date>2025-11-06T10:22:00.286228600</dc:date>
    <meta:editing-duration>P3DT2H12M6S</meta:editing-duration>
    <meta:editing-cycles>156</meta:editing-cycles>
    <meta:generator>LibreOffice/25.2.6.2$Windows_X86_64 LibreOffice_project/729c5bfe710f5eb71ed3bbde9e06a6065e9c6c5d</meta:generator>
    <meta:print-date>2025-10-22T11:47:20.899026500</meta:print-date>
    <meta:document-statistic meta:table-count="0" meta:image-count="0" meta:object-count="0" meta:page-count="7" meta:paragraph-count="83" meta:word-count="395" meta:character-count="2182" meta:non-whitespace-character-count="1484"/>
  </office:meta>
</office:document-meta>
</file>